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575cm"/>
      <style:paragraph-properties style:writing-mode="lr-tb"/>
    </style:style>
    <style:style style:name="gr1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5cm" svg:height="0.551cm" svg:x="7.306cm" svg:y="9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2.106cm" svg:y="9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7.306cm" svg:y="13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2.206cm" svg:y="13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0.373cm 12.5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306cm" svg:y1="9.81cm" svg:x2="5.652cm" svg:y2="10.877cm" draw:start-shape="id1" draw:start-glue-point="3" draw:end-shape="id2" draw:end-glue-point="4" svg:d="M7306 9810h-1654v1067" svg:viewBox="0 0 1655 1068">
          <text:p/>
        </draw:connector>
        <draw:connector draw:style-name="gr2" draw:text-style-name="P1" draw:layer="layout" svg:x1="5.652cm" svg:y1="12.72cm" svg:x2="7.306cm" svg:y2="13.71cm" draw:start-shape="id2" draw:start-glue-point="8" draw:end-shape="id3" draw:end-glue-point="3" svg:d="M5652 12720v990h1654" svg:viewBox="0 0 1655 991">
          <text:p/>
        </draw:connector>
        <draw:connector draw:style-name="gr2" draw:text-style-name="P1" draw:layer="layout" svg:x1="10.632cm" svg:y1="17.711cm" svg:x2="10.64cm" svg:y2="17.077cm" draw:start-shape="id4" draw:start-glue-point="4" draw:end-shape="id5" draw:end-glue-point="6" svg:d="M10632 17711v-317h8v-317" svg:viewBox="0 0 9 635">
          <text:p/>
        </draw:connector>
        <draw:connector draw:style-name="gr2" draw:text-style-name="P1" draw:layer="layout" svg:x1="8.981cm" svg:y1="13.71cm" svg:x2="12.206cm" svg:y2="13.71cm" draw:start-shape="id3" draw:start-glue-point="1" draw:end-shape="id6" draw:end-glue-point="3" svg:d="M8981 13710h3225" svg:viewBox="0 0 3226 1">
          <text:p/>
        </draw:connector>
        <draw:connector draw:style-name="gr2" draw:text-style-name="P1" draw:layer="layout" svg:x1="10.648cm" svg:y1="12.551cm" svg:x2="12.206cm" svg:y2="13.71cm" draw:start-shape="id7" draw:start-glue-point="3" draw:end-shape="id6" draw:end-glue-point="3" svg:d="M10648 12551v1159h1558" svg:viewBox="0 0 1559 1160">
          <text:p/>
        </draw:connector>
        <draw:connector draw:style-name="gr2" draw:text-style-name="P1" draw:layer="layout" svg:x1="12.106cm" svg:y1="9.81cm" svg:x2="10.648cm" svg:y2="10.876cm" draw:start-shape="id8" draw:start-glue-point="3" draw:end-shape="id7" draw:end-glue-point="1" svg:d="M12106 9810h-1458v1066" svg:viewBox="0 0 1459 1067">
          <text:p/>
        </draw:connector>
        <draw:custom-shape draw:style-name="gr3" draw:text-style-name="P2" xml:id="id2" draw:id="id2" draw:layer="layout" svg:width="1.842cm" svg:height="1.843cm" svg:x="4.731cm" svg:y="10.8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4.931cm" svg:y="12.14cm">
          <draw:text-box>
            <text:p><text:span text:style-name="T2">I</text:span><text:span text:style-name="T3">b</text:span><text:span text:style-name="T2"> = </text:span><text:span text:style-name="T2">K</text:span><text:span text:style-name="T3">b</text:span><text:span text:style-name="T2"> </text:span><text:span text:style-name="T2">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4.107cm" svg:y="10.4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5.181cm" svg:y1="11.213cm" svg:x2="15.181cm" svg:y2="12.478cm">
            <text:p/>
          </draw:line>
        </draw:g>
        <draw:custom-shape draw:style-name="gr7" draw:text-style-name="P5" xml:id="id5" draw:id="id5" draw:layer="layout" svg:width="2.153cm" svg:height="2.573cm" svg:x="9.563cm" svg:y="14.504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0.984cm" svg:y="16.21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8.981cm" svg:y1="13.71cm" svg:x2="10.64cm" svg:y2="14.504cm" draw:start-shape="id3" draw:start-glue-point="1" draw:end-shape="id5" draw:end-glue-point="4" svg:d="M8981 13710h1659v794" svg:viewBox="0 0 1660 795">
          <text:p/>
        </draw:connector>
        <draw:connector draw:style-name="gr2" draw:text-style-name="P6" draw:layer="layout" svg:x1="8.981cm" svg:y1="9.81cm" svg:x2="10.648cm" svg:y2="10.876cm" draw:start-shape="id1" draw:start-glue-point="1" draw:end-shape="id7" draw:end-glue-point="1" svg:d="M8981 9810h1667v1066" svg:viewBox="0 0 1668 1067">
          <text:p/>
        </draw:connector>
        <draw:connector draw:style-name="gr2" draw:text-style-name="P6" draw:layer="layout" svg:x1="13.881cm" svg:y1="13.71cm" svg:x2="15.015cm" svg:y2="13.74cm" draw:start-shape="id6" draw:start-glue-point="1" draw:end-shape="id9" draw:end-glue-point="6" svg:d="M13881 13710h567v30h567" svg:viewBox="0 0 1135 31">
          <text:p/>
        </draw:connector>
        <draw:connector draw:style-name="gr2" draw:text-style-name="P6" draw:layer="layout" svg:x1="13.781cm" svg:y1="9.81cm" svg:x2="15.183cm" svg:y2="10.466cm" draw:start-shape="id8" draw:start-glue-point="1" draw:end-shape="id10" draw:end-glue-point="0" svg:d="M13781 9810h1402v656" svg:viewBox="0 0 1403 657">
          <text:p/>
        </draw:connector>
        <draw:connector draw:style-name="gr2" draw:text-style-name="P6" draw:layer="layout" draw:line-skew="-1.099cm 1.578cm" svg:x1="15.183cm" svg:y1="13.039cm" svg:x2="15.15cm" svg:y2="13.729cm" draw:start-shape="id10" draw:start-glue-point="2" draw:end-shape="id11" draw:end-glue-point="3" svg:d="M15183 13039v572 118h-33" svg:viewBox="0 0 34 691">
          <text:p/>
        </draw:connector>
        <draw:custom-shape draw:style-name="gr1" draw:text-style-name="P1" xml:id="id12" draw:id="id12" draw:layer="layout" svg:width="1.675cm" svg:height="0.551cm" svg:x="7.305cm" svg:y="17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675cm" svg:height="0.551cm" draw:transform="rotate (1.5707963267949) translate (5.372cm 16.551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8.98cm" svg:y1="17.81cm" svg:x2="10.64cm" svg:y2="17.077cm" draw:start-shape="id12" draw:start-glue-point="1" draw:end-shape="id5" draw:end-glue-point="6" svg:d="M8980 17810h1660v-733" svg:viewBox="0 0 1661 734">
          <text:p/>
        </draw:connector>
        <draw:connector draw:style-name="gr2" draw:text-style-name="P6" draw:layer="layout" svg:x1="5.647cm" svg:y1="14.876cm" svg:x2="7.306cm" svg:y2="13.71cm" draw:start-shape="id13" draw:start-glue-point="1" draw:end-shape="id3" draw:end-glue-point="3" svg:d="M5647 14876v-1166h1659" svg:viewBox="0 0 1660 1167">
          <text:p/>
        </draw:connector>
        <draw:connector draw:style-name="gr2" draw:text-style-name="P6" draw:layer="layout" svg:x1="5.647cm" svg:y1="16.551cm" svg:x2="7.305cm" svg:y2="17.81cm" draw:start-shape="id13" draw:start-glue-point="3" draw:end-shape="id12" draw:end-glue-point="3" svg:d="M5647 16551v1259h1658" svg:viewBox="0 0 1659 1260">
          <text:p/>
        </draw:connector>
        <draw:frame draw:style-name="gr9" draw:text-style-name="P7" draw:layer="layout" svg:width="1.162cm" svg:height="1.114cm" svg:x="7.673cm" svg:y="10.086cm">
          <draw:text-box>
            <text:p>R<text:span text:style-name="T6">1</text:span></text:p>
          </draw:text-box>
        </draw:frame>
        <draw:frame draw:style-name="gr9" draw:text-style-name="P7" draw:layer="layout" svg:width="1.162cm" svg:height="1.114cm" svg:x="6.619cm" svg:y="18.086cm">
          <draw:text-box>
            <text:p>R<text:span text:style-name="T6">7</text:span></text:p>
          </draw:text-box>
        </draw:frame>
        <draw:frame draw:style-name="gr9" draw:text-style-name="P7" draw:layer="layout" svg:width="1.162cm" svg:height="1.114cm" svg:x="12.52cm" svg:y="13.986cm">
          <draw:text-box>
            <text:p>R<text:span text:style-name="T6">5</text:span></text:p>
          </draw:text-box>
        </draw:frame>
        <draw:frame draw:style-name="gr10" draw:text-style-name="P7" draw:layer="layout" svg:width="1.162cm" svg:height="1.114cm" svg:x="7.603cm" svg:y="13.986cm">
          <draw:text-box>
            <text:p>R<text:span text:style-name="T6">4</text:span></text:p>
          </draw:text-box>
        </draw:frame>
        <draw:frame draw:style-name="gr9" draw:text-style-name="P7" draw:layer="layout" svg:width="1.162cm" svg:height="1.114cm" svg:x="10.764cm" svg:y="11.304cm">
          <draw:text-box>
            <text:p>R<text:span text:style-name="T6">3</text:span></text:p>
          </draw:text-box>
        </draw:frame>
        <draw:frame draw:style-name="gr9" draw:text-style-name="P7" draw:layer="layout" svg:width="1.162cm" svg:height="1.114cm" svg:x="12.426cm" svg:y="10.086cm">
          <draw:text-box>
            <text:p>R<text:span text:style-name="T6">2</text:span></text:p>
          </draw:text-box>
        </draw:frame>
        <draw:frame draw:style-name="gr9" draw:text-style-name="P7" draw:layer="layout" svg:width="1.162cm" svg:height="1.114cm" svg:x="3.179cm" svg:y="15.12cm">
          <draw:text-box>
            <text:p>R<text:span text:style-name="T6">6</text:span></text:p>
          </draw:text-box>
        </draw:frame>
        <draw:custom-shape draw:style-name="gr11" draw:text-style-name="P6" draw:layer="layout" svg:width="0.234cm" svg:height="0.258cm" svg:x="10.514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9" draw:id="id9" draw:layer="layout" svg:width="0.234cm" svg:height="0.258cm" svg:x="15.015cm" svg:y="13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4" draw:id="id4" draw:layer="layout" svg:width="0.234cm" svg:height="0.258cm" svg:x="10.515cm" svg:y="17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10.515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4" draw:id="id14" draw:layer="layout" svg:width="0.234cm" svg:height="0.258cm" svg:x="5.515cm" svg:y="13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128cm" svg:height="2.536cm" svg:x="9.34cm" svg:y="10.499cm">
          <draw:text-box>
            <text:p>+</text:p>
            <text:p>V<text:span text:style-name="T6">b</text:span></text:p>
            <text:p>-</text:p>
          </draw:text-box>
        </draw:frame>
        <draw:line draw:style-name="gr13" draw:text-style-name="P8" draw:layer="layout" svg:x1="6.292cm" svg:y1="14.876cm" svg:x2="6.292cm" svg:y2="16.763cm">
          <text:p/>
        </draw:line>
        <draw:frame draw:style-name="gr14" draw:text-style-name="P9" draw:layer="layout" svg:width="1.837cm" svg:height="1.825cm" svg:x="6.439cm" svg:y="15.125cm">
          <draw:text-box>
            <text:p><text:span text:style-name="T4">I</text:span><text:span text:style-name="T5">d</text:span></text:p>
          </draw:text-box>
        </draw:frame>
        <draw:g xml:id="id15" draw:id="id15">
          <draw:line draw:style-name="gr15" draw:text-style-name="P8" draw:layer="layout" svg:x1="3.825cm" svg:y1="14.397cm" svg:x2="2.6cm" svg:y2="14.408cm">
            <text:p/>
          </draw:line>
          <draw:line draw:style-name="gr15" draw:text-style-name="P8" draw:layer="layout" svg:x1="3.826cm" svg:y1="14.391cm" svg:x2="2.601cm" svg:y2="14.402cm">
            <text:p/>
          </draw:line>
          <draw:line draw:style-name="gr15" draw:text-style-name="P8" draw:layer="layout" svg:x1="2.935cm" svg:y1="14.643cm" svg:x2="3.544cm" svg:y2="14.643cm">
            <text:p/>
          </draw:line>
          <draw:line draw:style-name="gr15" draw:text-style-name="P8" draw:layer="layout" svg:x1="3.099cm" svg:y1="14.854cm" svg:x2="3.392cm" svg:y2="14.854cm">
            <text:p/>
          </draw:line>
          <draw:line draw:style-name="gr15" draw:text-style-name="P8" draw:layer="layout" svg:x1="3.229cm" svg:y1="14.382cm" svg:x2="3.234cm" svg:y2="13.838cm">
            <text:p/>
          </draw:line>
        </draw:g>
        <draw:connector draw:style-name="gr16" draw:text-style-name="P6" draw:layer="layout" svg:x1="5.515cm" svg:y1="13.74cm" svg:x2="3.213cm" svg:y2="13.838cm" draw:start-shape="id14" draw:start-glue-point="6" draw:end-shape="id15" draw:end-glue-point="0" svg:d="M5515 13740h-820v-452h-1482v550" svg:viewBox="0 0 2303 551">
          <text:p/>
        </draw:connector>
        <draw:frame draw:style-name="gr17" draw:text-style-name="P7" draw:layer="layout" svg:width="0.853cm" svg:height="0.962cm" svg:x="5.348cm" svg:y="8.848cm">
          <draw:text-box>
            <text:p>1</text:p>
          </draw:text-box>
        </draw:frame>
        <draw:frame draw:style-name="gr17" draw:text-style-name="P7" draw:layer="layout" svg:width="0.853cm" svg:height="0.962cm" svg:x="10.149cm" svg:y="8.848cm">
          <draw:text-box>
            <text:p>2</text:p>
          </draw:text-box>
        </draw:frame>
        <draw:frame draw:style-name="gr17" draw:text-style-name="P7" draw:layer="layout" svg:width="0.853cm" svg:height="0.962cm" svg:x="14.649cm" svg:y="8.848cm">
          <draw:text-box>
            <text:p>3</text:p>
          </draw:text-box>
        </draw:frame>
        <draw:frame draw:style-name="gr17" draw:text-style-name="P7" draw:layer="layout" svg:width="0.853cm" svg:height="0.962cm" svg:x="10.649cm" svg:y="12.848cm">
          <draw:text-box>
            <text:p>5</text:p>
          </draw:text-box>
        </draw:frame>
        <draw:custom-shape draw:style-name="gr11" draw:text-style-name="P6" draw:layer="layout" svg:width="0.234cm" svg:height="0.258cm" svg:x="10.515cm" svg:y="18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0.853cm" svg:height="0.962cm" svg:x="5.348cm" svg:y="17.85cm">
          <draw:text-box>
            <text:p>7</text:p>
          </draw:text-box>
        </draw:frame>
        <draw:frame draw:style-name="gr17" draw:text-style-name="P7" draw:layer="layout" svg:width="0.853cm" svg:height="0.962cm" svg:x="10.149cm" svg:y="17.85cm">
          <draw:text-box>
            <text:p>8</text:p>
          </draw:text-box>
        </draw:frame>
        <draw:frame draw:style-name="gr17" draw:text-style-name="P7" xml:id="id11" draw:id="id11" draw:layer="layout" svg:width="0.853cm" svg:height="0.962cm" svg:x="15.15cm" svg:y="13.248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0:20:59.029890441</meta:creation-date>
    <dc:date>2021-04-05T20:22:25.670310747</dc:date>
    <meta:editing-duration>PT1M27S</meta:editing-duration>
    <meta:editing-cycles>1</meta:editing-cycles>
    <meta:document-statistic meta:object-count="58"/>
    <meta:generator>LibreOffice/6.4.6.2$Linux_X86_64 LibreOffice_project/40$Build-2</meta:generator>
  </office:meta>
</office:document-meta>
</file>